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Fett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ff" draw:marker-start-width="0.28cm" draw:marker-end-width="0.28cm" draw:fill="solid" draw:fill-color="#ffff00" draw:textarea-horizontal-align="justify" draw:textarea-vertical-align="middle" draw:auto-grow-height="false" fo:min-height="2.006cm" fo:min-width="1.756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3" style:family="graphic" style:parent-style-name="standard">
      <style:graphic-properties svg:stroke-width="0.1cm" svg:stroke-color="#0000ff" draw:marker-start-width="0.36cm" draw:marker-end-width="0.36cm" draw:fill="solid" draw:fill-color="#ffff00" draw:textarea-horizontal-align="justify" draw:textarea-vertical-align="middle" draw:auto-grow-height="false" fo:min-height="5.505cm" fo:min-width="4.95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false" draw:fit-to-size="true" style:shrink-to-fit="false" fo:min-height="6.149cm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style:paragraph-properties fo:text-align="center"/>
      <style:text-properties fo:color="#0000ff" loext:opacity="100%" style:font-name="Arial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0000ff" loext:opacity="100%" style:font-name="Arial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paragraph-properties style:line-spacing="1cm" fo:text-align="center"/>
      <style:text-properties fo:color="#0000ff" loext:opacity="100%"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ff" loext:opacity="100%"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2.5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5cm" svg:height="2.5cm" svg:x="2cm" svg:y="2cm">
          <draw:text-box>
            <text:p text:style-name="P2"><text:span text:style-name="T1">MQTT</text:span></text:p>
            <text:p text:style-name="P2"><text:span text:style-name="T1">4</text:span></text:p>
            <text:p text:style-name="P2"><text:span text:style-name="T1">HOME</text:span></text:p>
          </draw:text-box>
        </draw:frame>
        <draw:custom-shape draw:style-name="gr3" draw:text-style-name="P1" draw:layer="layout" svg:width="6.099cm" svg:height="6.399cm" svg:x="2.001cm" svg:y="6.0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7cm" svg:height="6cm" svg:x="2.2cm" svg:y="6.2cm">
          <draw:text-box>
            <text:p text:style-name="P2"><text:span text:style-name="T1">MQTT</text:span></text:p>
            <text:p text:style-name="P2"><text:span text:style-name="T1">4</text:span></text:p>
            <text:p text:style-name="P2"><text:span text:style-name="T1">HOM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Fett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5T09:06:05.239000000</meta:creation-date>
    <dc:date>2021-07-25T09:47:43.985000000</dc:date>
    <meta:editing-duration>PT10M27S</meta:editing-duration>
    <meta:editing-cycles>2</meta:editing-cycles>
    <meta:generator>LibreOffice/7.0.5.2$Windows_X86_64 LibreOffice_project/64390860c6cd0aca4beafafcfd84613dd9dfb63a</meta:generator>
    <meta:document-statistic meta:object-count="4"/>
  </office:meta>
</office:document-meta>
</file>